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Service.setContainer( JBI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Service.getService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Service.locateLoggingConfi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Service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gService.getAttribute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Service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gService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Service.setAutoStart( boolean auto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Service.getRefreshPeri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Service.setRefreshPeriod( int secon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gService.getConfig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Service.getOperation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Service.reconfigureLogSyste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Service.set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gService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Servic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Service.setConfigUrl( String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gService.getAuto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